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501cm"/>
    </style:style>
    <style:style style:name="co7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direction="lt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row table:style-name="ro1">
          <table:table-cell office:value-type="string">
            <text:p>ホーム</text:p>
          </table:table-cell>
          <table:table-cell table:style-name="Default" table:number-columns-repeated="2"/>
          <table:table-cell/>
          <table:table-cell office:value-type="string">
            <text:p>運賃・時刻表</text:p>
          </table:table-cell>
          <table:table-cell table:style-name="Default" table:number-columns-repeated="2"/>
          <table:table-cell/>
          <table:table-cell office:value-type="string">
            <text:p>速籠便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 office:value-type="string">
            <text:p>エアポートライナー</text:p>
          </table:table-cell>
          <table:table-cell office:value-type="string">
            <text:p>에어 포트 라이너</text:p>
          </table:table-cell>
          <table:table-cell office:value-type="string">
            <text:p>Airport liner</text:p>
          </table:table-cell>
          <table:table-cell/>
          <table:table-cell office:value-type="string">
            <text:p>秋田市内</text:p>
          </table:table-cell>
          <table:table-cell office:value-type="string">
            <text:p>아키타 시내</text:p>
          </table:table-cell>
          <table:table-cell office:value-type="string">
            <text:p>Akita city</text:p>
          </table:table-cell>
          <table:table-cell/>
          <table:table-cell office:value-type="string">
            <text:p>運行会社</text:p>
          </table:table-cell>
          <table:table-cell office:value-type="string">
            <text:p>운행 회사</text:p>
          </table:table-cell>
          <table:table-cell office:value-type="string">
            <text:p>Operating company</text:p>
          </table:table-cell>
        </table:table-row>
        <table:table-row table:style-name="ro1">
          <table:table-cell office:value-type="string">
            <text:p>お問合せ</text:p>
          </table:table-cell>
          <table:table-cell office:value-type="string">
            <text:p>문의</text:p>
          </table:table-cell>
          <table:table-cell office:value-type="string">
            <text:p>An inquiry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キングタクシー</text:p>
          </table:table-cell>
          <table:table-cell office:value-type="string">
            <text:p>킹 택시</text:p>
          </table:table-cell>
          <table:table-cell office:value-type="string">
            <text:p>King taxi</text:p>
          </table:table-cell>
        </table:table-row>
        <table:table-row table:style-name="ro1">
          <table:table-cell office:value-type="string">
            <text:p>利用規約</text:p>
          </table:table-cell>
          <table:table-cell office:value-type="string">
            <text:p>이용 약관</text:p>
          </table:table-cell>
          <table:table-cell office:value-type="string">
            <text:p>Terms of service</text:p>
          </table:table-cell>
          <table:table-cell/>
          <table:table-cell office:value-type="string">
            <text:p>なまはげ館</text:p>
          </table:table-cell>
          <table:table-cell office:value-type="string">
            <text:p>나마하게 관</text:p>
          </table:table-cell>
          <table:table-cell office:value-type="string">
            <text:p>Namahage Museum</text:p>
          </table:table-cell>
          <table:table-cell/>
          <table:table-cell office:value-type="string">
            <text:p>料金</text:p>
          </table:table-cell>
          <table:table-cell office:value-type="string">
            <text:p>요금</text:p>
          </table:table-cell>
          <table:table-cell office:value-type="string">
            <text:p>Fee</text:p>
          </table:table-cell>
        </table:table-row>
        <table:table-row table:style-name="ro1">
          <table:table-cell office:value-type="string">
            <text:p>ホーム</text:p>
          </table:table-cell>
          <table:table-cell office:value-type="string">
            <text:p>홈</text:p>
          </table:table-cell>
          <table:table-cell office:value-type="string">
            <text:p>home</text:p>
          </table:table-cell>
          <table:table-cell/>
          <table:table-cell office:value-type="string">
            <text:p>男鹿温泉郷</text:p>
          </table:table-cell>
          <table:table-cell office:value-type="string">
            <text:p>오가 온천</text:p>
          </table:table-cell>
          <table:table-cell office:value-type="string">
            <text:p>Oga Onsenkyo</text:p>
          </table:table-cell>
          <table:table-cell/>
          <table:table-cell office:value-type="string">
            <text:p>大人</text:p>
          </table:table-cell>
          <table:table-cell office:value-type="string">
            <text:p>성인</text:p>
          </table:table-cell>
          <table:table-cell office:value-type="string">
            <text:p>grown up</text:p>
          </table:table-cell>
        </table:table-row>
        <table:table-row table:style-name="ro1">
          <table:table-cell office:value-type="string">
            <text:p>お知らせ</text:p>
          </table:table-cell>
          <table:table-cell table:style-name="Default" office:value-type="string">
            <text:p>공지 사항</text:p>
          </table:table-cell>
          <table:table-cell office:value-type="string">
            <text:p>Notice</text:p>
          </table:table-cell>
          <table:table-cell/>
          <table:table-cell office:value-type="string">
            <text:p>GAO</text:p>
          </table:table-cell>
          <table:table-cell/>
          <table:table-cell office:value-type="string">
            <text:p>GAO</text:p>
          </table:table-cell>
          <table:table-cell/>
          <table:table-cell office:value-type="string">
            <text:p>小人</text:p>
          </table:table-cell>
          <table:table-cell office:value-type="string">
            <text:p>난쟁이</text:p>
          </table:table-cell>
          <table:table-cell office:value-type="string">
            <text:p>child</text:p>
          </table:table-cell>
        </table:table-row>
        <table:table-row table:style-name="ro1">
          <table:table-cell office:value-type="string">
            <text:p>運賃</text:p>
          </table:table-cell>
          <table:table-cell office:value-type="string">
            <text:p>운임</text:p>
          </table:table-cell>
          <table:table-cell office:value-type="string">
            <text:p>fare</text:p>
          </table:table-cell>
          <table:table-cell/>
          <table:table-cell office:value-type="string">
            <text:p>きららか</text:p>
          </table:table-cell>
          <table:table-cell office:value-type="string">
            <text:p>키라라 하나</text:p>
          </table:table-cell>
          <table:table-cell table:number-columns-repeated="2"/>
          <table:table-cell office:value-type="string">
            <text:p>片道運賃</text:p>
          </table:table-cell>
          <table:table-cell office:value-type="string">
            <text:p>편도 운임</text:p>
          </table:table-cell>
          <table:table-cell office:value-type="string">
            <text:p>One-way fare</text:p>
          </table:table-cell>
        </table:table-row>
        <table:table-row table:style-name="ro1">
          <table:table-cell office:value-type="string">
            <text:p>時刻表</text:p>
          </table:table-cell>
          <table:table-cell office:value-type="string">
            <text:p>시간표</text:p>
          </table:table-cell>
          <table:table-cell office:value-type="string">
            <text:p>time table</text:p>
          </table:table-cell>
          <table:table-cell/>
          <table:table-cell office:value-type="string">
            <text:p>田沢湖</text:p>
          </table:table-cell>
          <table:table-cell office:value-type="string">
            <text:p>다자 와코</text:p>
          </table:table-cell>
          <table:table-cell office:value-type="string">
            <text:p>Tazawa</text:p>
          </table:table-cell>
          <table:table-cell/>
          <table:table-cell office:value-type="string">
            <text:p>半額</text:p>
          </table:table-cell>
          <table:table-cell office:value-type="string">
            <text:p>반값</text:p>
          </table:table-cell>
          <table:table-cell office:value-type="string">
            <text:p>half</text:p>
          </table:table-cell>
        </table:table-row>
        <table:table-row table:style-name="ro1">
          <table:table-cell office:value-type="string">
            <text:p>利用案内</text:p>
          </table:table-cell>
          <table:table-cell office:value-type="string">
            <text:p>이용 안내</text:p>
          </table:table-cell>
          <table:table-cell office:value-type="string">
            <text:p>It Works</text:p>
          </table:table-cell>
          <table:table-cell/>
          <table:table-cell office:value-type="string">
            <text:p>玉川温泉</text:p>
          </table:table-cell>
          <table:table-cell office:value-type="string">
            <text:p>다마가와 온천</text:p>
          </table:table-cell>
          <table:table-cell office:value-type="string">
            <text:p>Tamagawa Onsen</text:p>
          </table:table-cell>
          <table:table-cell/>
          <table:table-cell office:value-type="string">
            <text:p>前月</text:p>
          </table:table-cell>
          <table:table-cell office:value-type="string">
            <text:p>전월</text:p>
          </table:table-cell>
          <table:table-cell office:value-type="string">
            <text:p>last month</text:p>
          </table:table-cell>
        </table:table-row>
        <table:table-row table:style-name="ro1">
          <table:table-cell office:value-type="string">
            <text:p>予約</text:p>
          </table:table-cell>
          <table:table-cell office:value-type="string">
            <text:p>예약</text:p>
          </table:table-cell>
          <table:table-cell office:value-type="string">
            <text:p>Reservation</text:p>
          </table:table-cell>
          <table:table-cell/>
          <table:table-cell office:value-type="string">
            <text:p>乳頭温泉</text:p>
          </table:table-cell>
          <table:table-cell office:value-type="string">
            <text:p>유두 온천</text:p>
          </table:table-cell>
          <table:table-cell table:number-columns-repeated="2"/>
          <table:table-cell office:value-type="string">
            <text:p>次月</text:p>
          </table:table-cell>
          <table:table-cell office:value-type="string">
            <text:p>다음달</text:p>
          </table:table-cell>
          <table:table-cell office:value-type="string">
            <text:p>Next month</text:p>
          </table:table-cell>
        </table:table-row>
        <table:table-row table:style-name="ro1">
          <table:table-cell office:value-type="string">
            <text:p>変更</text:p>
          </table:table-cell>
          <table:table-cell office:value-type="string">
            <text:p>변경</text:p>
          </table:table-cell>
          <table:table-cell office:value-type="string">
            <text:p>Change</text:p>
          </table:table-cell>
          <table:table-cell/>
          <table:table-cell office:value-type="string">
            <text:p>湯沢</text:p>
          </table:table-cell>
          <table:table-cell office:value-type="string">
            <text:p>유자와</text:p>
          </table:table-cell>
          <table:table-cell office:value-type="string">
            <text:p>Yuzawa</text:p>
          </table:table-cell>
          <table:table-cell/>
          <table:table-cell office:value-type="string">
            <text:p>地区</text:p>
          </table:table-cell>
          <table:table-cell office:value-type="string">
            <text:p>지역</text:p>
          </table:table-cell>
          <table:table-cell office:value-type="string">
            <text:p>district</text:p>
          </table:table-cell>
        </table:table-row>
        <table:table-row table:style-name="ro1">
          <table:table-cell office:value-type="string">
            <text:p>取消し</text:p>
          </table:table-cell>
          <table:table-cell office:value-type="string">
            <text:p>취소</text:p>
          </table:table-cell>
          <table:table-cell office:value-type="string">
            <text:p>Cancel</text:p>
          </table:table-cell>
          <table:table-cell/>
          <table:table-cell office:value-type="string">
            <text:p>羽後</text:p>
          </table:table-cell>
          <table:table-cell office:value-type="string">
            <text:p>우고</text:p>
          </table:table-cell>
          <table:table-cell office:value-type="string">
            <text:p>Ug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よくある</text:p>
          </table:table-cell>
          <table:table-cell office:value-type="string">
            <text:p>자주</text:p>
          </table:table-cell>
          <table:table-cell office:value-type="string">
            <text:p>Common</text:p>
          </table:table-cell>
          <table:table-cell/>
          <table:table-cell office:value-type="string">
            <text:p>小安狭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質問</text:p>
          </table:table-cell>
          <table:table-cell office:value-type="string">
            <text:p>질문</text:p>
          </table:table-cell>
          <table:table-cell office:value-type="string">
            <text:p>Question</text:p>
          </table:table-cell>
          <table:table-cell/>
          <table:table-cell office:value-type="string">
            <text:p>秋の宮</text:p>
          </table:table-cell>
          <table:table-cell office:value-type="string">
            <text:p>가을의 궁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乗り場</text:p>
          </table:table-cell>
          <table:table-cell office:value-type="string">
            <text:p>승강장</text:p>
          </table:table-cell>
          <table:table-cell office:value-type="string">
            <text:p>Stand</text:p>
          </table:table-cell>
          <table:table-cell/>
          <table:table-cell office:value-type="string">
            <text:p>栗駒</text:p>
          </table:table-cell>
          <table:table-cell office:value-type="string">
            <text:p>구리 코마</text:p>
          </table:table-cell>
          <table:table-cell office:value-type="string">
            <text:p>Kurikom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マップ</text:p>
          </table:table-cell>
          <table:table-cell office:value-type="string">
            <text:p>지도</text:p>
          </table:table-cell>
          <table:table-cell office:value-type="string">
            <text:p>map</text:p>
          </table:table-cell>
          <table:table-cell/>
          <table:table-cell office:value-type="string">
            <text:p>本荘</text:p>
          </table:table-cell>
          <table:table-cell office:value-type="string">
            <text:p>혼조</text:p>
          </table:table-cell>
          <table:table-cell office:value-type="string">
            <text:p>Honj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乗降案内</text:p>
          </table:table-cell>
          <table:table-cell office:value-type="string">
            <text:p>승강 안내</text:p>
          </table:table-cell>
          <table:table-cell office:value-type="string">
            <text:p>Getting on and off guide</text:p>
          </table:table-cell>
          <table:table-cell/>
          <table:table-cell office:value-type="string">
            <text:p>西目</text:p>
          </table:table-cell>
          <table:table-cell office:value-type="string">
            <text:p>서쪽 눈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秋田</text:p>
          </table:table-cell>
          <table:table-cell office:value-type="string">
            <text:p>아키타</text:p>
          </table:table-cell>
          <table:table-cell office:value-type="string">
            <text:p>Akita</text:p>
          </table:table-cell>
          <table:table-cell/>
          <table:table-cell office:value-type="string">
            <text:p>仁賀保</text:p>
          </table:table-cell>
          <table:table-cell table:style-name="Default"/>
          <table:table-cell office:value-type="string">
            <text:p>Nikah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観光</text:p>
          </table:table-cell>
          <table:table-cell office:value-type="string">
            <text:p>관광</text:p>
          </table:table-cell>
          <table:table-cell office:value-type="string">
            <text:p>Tourism</text:p>
          </table:table-cell>
          <table:table-cell/>
          <table:table-cell office:value-type="string">
            <text:p>象潟</text:p>
          </table:table-cell>
          <table:table-cell table:style-name="Default"/>
          <table:table-cell office:value-type="string">
            <text:p>Kisakata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イベント</text:p>
          </table:table-cell>
          <table:table-cell office:value-type="string">
            <text:p>이벤트</text:p>
          </table:table-cell>
          <table:table-cell office:value-type="string">
            <text:p>Event</text:p>
          </table:table-cell>
          <table:table-cell/>
          <table:table-cell office:value-type="string">
            <text:p>刈和野</text:p>
          </table:table-cell>
          <table:table-cell table:style-name="Default"/>
          <table:table-cell office:value-type="string">
            <text:p>Kariwano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情報</text:p>
          </table:table-cell>
          <table:table-cell office:value-type="string">
            <text:p>정보</text:p>
          </table:table-cell>
          <table:table-cell office:value-type="string">
            <text:p>information</text:p>
          </table:table-cell>
          <table:table-cell/>
          <table:table-cell office:value-type="string">
            <text:p>大曲</text:p>
          </table:table-cell>
          <table:table-cell office:value-type="string">
            <text:p>오마 가리</text:p>
          </table:table-cell>
          <table:table-cell office:value-type="string">
            <text:p>Omagari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カンタン</text:p>
          </table:table-cell>
          <table:table-cell office:value-type="string">
            <text:p>간단</text:p>
          </table:table-cell>
          <table:table-cell office:value-type="string">
            <text:p>Easy</text:p>
          </table:table-cell>
          <table:table-cell/>
          <table:table-cell office:value-type="string">
            <text:p>中仙</text:p>
          </table:table-cell>
          <table:table-cell table:style-name="Default"/>
          <table:table-cell office:value-type="string">
            <text:p>Nakasen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楽々</text:p>
          </table:table-cell>
          <table:table-cell office:value-type="string">
            <text:p>손쉽게</text:p>
          </table:table-cell>
          <table:table-cell office:value-type="string">
            <text:p>easily</text:p>
          </table:table-cell>
          <table:table-cell/>
          <table:table-cell office:value-type="string">
            <text:p>六郷</text:p>
          </table:table-cell>
          <table:table-cell office:value-type="string">
            <text:p>로쿠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>
            <text:p>角館</text:p>
          </table:table-cell>
          <table:table-cell office:value-type="string">
            <text:p>가쿠 노 다테</text:p>
          </table:table-cell>
          <table:table-cell office:value-type="string">
            <text:p>Kakunodate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横手</text:p>
          </table:table-cell>
          <table:table-cell office:value-type="string">
            <text:p>요코 테</text:p>
          </table:table-cell>
          <table:table-cell office:value-type="string">
            <text:p>Yokote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乗り場マップ・乗降案内</text:p>
          </table:table-cell>
          <table:table-cell table:style-name="Default" table:number-columns-repeated="2"/>
          <table:table-cell/>
          <table:table-cell office:value-type="string">
            <text:p>利用案内/予約・変更・取消し</text:p>
          </table:table-cell>
          <table:table-cell table:style-name="Default" table:number-columns-repeated="2"/>
          <table:table-cell/>
          <table:table-cell table:style-name="ce2" office:value-type="string">
            <text:p>よくある質問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沿線</text:p>
          </table:table-cell>
          <table:table-cell office:value-type="string">
            <text:p>연선</text:p>
          </table:table-cell>
          <table:table-cell office:value-type="string">
            <text:p>Wayside</text:p>
          </table:table-cell>
          <table:table-cell/>
          <table:table-cell office:value-type="string">
            <text:p>観光地</text:p>
          </table:table-cell>
          <table:table-cell office:value-type="string">
            <text:p>관광지</text:p>
          </table:table-cell>
          <table:table-cell office:value-type="string">
            <text:p>tourist spot</text:p>
          </table:table-cell>
          <table:table-cell/>
          <table:table-cell office:value-type="string">
            <text:p>乗車</text:p>
          </table:table-cell>
          <table:table-cell office:value-type="string">
            <text:p>승차</text:p>
          </table:table-cell>
          <table:table-cell office:value-type="string">
            <text:p>Ride</text:p>
          </table:table-cell>
        </table:table-row>
        <table:table-row table:style-name="ro1">
          <table:table-cell office:value-type="string">
            <text:p>主な</text:p>
          </table:table-cell>
          <table:table-cell office:value-type="string">
            <text:p>주요</text:p>
          </table:table-cell>
          <table:table-cell office:value-type="string">
            <text:p>main</text:p>
          </table:table-cell>
          <table:table-cell/>
          <table:table-cell office:value-type="string">
            <text:p>都市部</text:p>
          </table:table-cell>
          <table:table-cell office:value-type="string">
            <text:p>도시</text:p>
          </table:table-cell>
          <table:table-cell office:value-type="string">
            <text:p>Urban area</text:p>
          </table:table-cell>
          <table:table-cell/>
          <table:table-cell office:value-type="string">
            <text:p>遅延</text:p>
          </table:table-cell>
          <table:table-cell office:value-type="string">
            <text:p>지연</text:p>
          </table:table-cell>
          <table:table-cell office:value-type="string">
            <text:p>delay</text:p>
          </table:table-cell>
        </table:table-row>
        <table:table-row table:style-name="ro1">
          <table:table-cell office:value-type="string">
            <text:p>立体駐車場</text:p>
          </table:table-cell>
          <table:table-cell office:value-type="string">
            <text:p>주차장</text:p>
          </table:table-cell>
          <table:table-cell office:value-type="string">
            <text:p>Multistory parking garage</text:p>
          </table:table-cell>
          <table:table-cell/>
          <table:table-cell office:value-type="string">
            <text:p>結ぶ</text:p>
          </table:table-cell>
          <table:table-cell office:value-type="string">
            <text:p>연결</text:p>
          </table:table-cell>
          <table:table-cell office:value-type="string">
            <text:p>Tie</text:p>
          </table:table-cell>
          <table:table-cell/>
          <table:table-cell office:value-type="string">
            <text:p>欠航</text:p>
          </table:table-cell>
          <table:table-cell office:value-type="string">
            <text:p>결항</text:p>
          </table:table-cell>
          <table:table-cell table:style-name="Default" office:value-type="string">
            <text:p>Flight cancellation</text:p>
          </table:table-cell>
        </table:table-row>
        <table:table-row table:style-name="ro1">
          <table:table-cell office:value-type="string">
            <text:p>大型車駐車場</text:p>
          </table:table-cell>
          <table:table-cell office:value-type="string">
            <text:p>대형차 주차</text:p>
          </table:table-cell>
          <table:table-cell office:value-type="string">
            <text:p>Large car parking</text:p>
          </table:table-cell>
          <table:table-cell/>
          <table:table-cell office:value-type="string">
            <text:p>予約制</text:p>
          </table:table-cell>
          <table:table-cell office:value-type="string">
            <text:p>예약제</text:p>
          </table:table-cell>
          <table:table-cell office:value-type="string">
            <text:p>Appointment</text:p>
          </table:table-cell>
          <table:table-cell/>
          <table:table-cell office:value-type="string">
            <text:p>開始日</text:p>
          </table:table-cell>
          <table:table-cell office:value-type="string">
            <text:p>시작일</text:p>
          </table:table-cell>
          <table:table-cell office:value-type="string">
            <text:p>start date</text:p>
          </table:table-cell>
        </table:table-row>
        <table:table-row table:style-name="ro1">
          <table:table-cell office:value-type="string">
            <text:p>秋田空港</text:p>
          </table:table-cell>
          <table:table-cell office:value-type="string">
            <text:p>아키타 공항</text:p>
          </table:table-cell>
          <table:table-cell office:value-type="string">
            <text:p>Akita Airport</text:p>
          </table:table-cell>
          <table:table-cell/>
          <table:table-cell office:value-type="string">
            <text:p>乗合タクシー</text:p>
          </table:table-cell>
          <table:table-cell office:value-type="string">
            <text:p>승합 택시</text:p>
          </table:table-cell>
          <table:table-cell office:value-type="string">
            <text:p>Riding together taxi</text:p>
          </table:table-cell>
          <table:table-cell/>
          <table:table-cell office:value-type="string">
            <text:p>締切日</text:p>
          </table:table-cell>
          <table:table-cell office:value-type="string">
            <text:p>마감일</text:p>
          </table:table-cell>
          <table:table-cell office:value-type="string">
            <text:p>The deadline</text:p>
          </table:table-cell>
        </table:table-row>
        <table:table-row table:style-name="ro1">
          <table:table-cell office:value-type="string">
            <text:p>ターミナルビル</text:p>
          </table:table-cell>
          <table:table-cell office:value-type="string">
            <text:p>터미널 빌딩</text:p>
          </table:table-cell>
          <table:table-cell office:value-type="string">
            <text:p>Terminal building</text:p>
          </table:table-cell>
          <table:table-cell/>
          <table:table-cell office:value-type="string">
            <text:p>目的地</text:p>
          </table:table-cell>
          <table:table-cell office:value-type="string">
            <text:p>목적지</text:p>
          </table:table-cell>
          <table:table-cell office:value-type="string">
            <text:p>Destination</text:p>
          </table:table-cell>
          <table:table-cell/>
          <table:table-cell office:value-type="string">
            <text:p>利用</text:p>
          </table:table-cell>
          <table:table-cell office:value-type="string">
            <text:p>이용</text:p>
          </table:table-cell>
          <table:table-cell office:value-type="string">
            <text:p>Use</text:p>
          </table:table-cell>
        </table:table-row>
        <table:table-row table:style-name="ro1">
          <table:table-cell office:value-type="string">
            <text:p>航空貨物</text:p>
          </table:table-cell>
          <table:table-cell office:value-type="string">
            <text:p>항공화물</text:p>
          </table:table-cell>
          <table:table-cell office:value-type="string">
            <text:p>Air cargo</text:p>
          </table:table-cell>
          <table:table-cell/>
          <table:table-cell office:value-type="string">
            <text:p>乗り換え</text:p>
          </table:table-cell>
          <table:table-cell office:value-type="string">
            <text:p>환승</text:p>
          </table:table-cell>
          <table:table-cell office:value-type="string">
            <text:p>transfer</text:p>
          </table:table-cell>
          <table:table-cell/>
          <table:table-cell office:value-type="string">
            <text:p>到着</text:p>
          </table:table-cell>
          <table:table-cell office:value-type="string">
            <text:p>도착</text:p>
          </table:table-cell>
          <table:table-cell office:value-type="string">
            <text:p>arrival</text:p>
          </table:table-cell>
        </table:table-row>
        <table:table-row table:style-name="ro1">
          <table:table-cell office:value-type="string">
            <text:p>航空局</text:p>
          </table:table-cell>
          <table:table-cell office:value-type="string">
            <text:p>항공</text:p>
          </table:table-cell>
          <table:table-cell office:value-type="string">
            <text:p>Civil Aviation Bureau</text:p>
          </table:table-cell>
          <table:table-cell/>
          <table:table-cell office:value-type="string">
            <text:p>利用前日</text:p>
          </table:table-cell>
          <table:table-cell office:value-type="string">
            <text:p>이용 전날</text:p>
          </table:table-cell>
          <table:table-cell office:value-type="string">
            <text:p>Use the day before</text:p>
          </table:table-cell>
          <table:table-cell/>
          <table:table-cell office:value-type="string">
            <text:p>接続時間</text:p>
          </table:table-cell>
          <table:table-cell office:value-type="string">
            <text:p>연결 시간</text:p>
          </table:table-cell>
          <table:table-cell office:value-type="string">
            <text:p>Connection time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正午</text:p>
          </table:table-cell>
          <table:table-cell office:value-type="string">
            <text:p>정오</text:p>
          </table:table-cell>
          <table:table-cell office:value-type="string">
            <text:p>noon</text:p>
          </table:table-cell>
          <table:table-cell/>
          <table:table-cell office:value-type="string">
            <text:p>乗り継ぎ時間</text:p>
          </table:table-cell>
          <table:table-cell office:value-type="string">
            <text:p>환승 시간</text:p>
          </table:table-cell>
          <table:table-cell office:value-type="string">
            <text:p>Transit time</text:p>
          </table:table-cell>
        </table:table-row>
        <table:table-row table:style-name="ro1">
          <table:table-cell office:value-type="string">
            <text:p>到着ロビー</text:p>
          </table:table-cell>
          <table:table-cell office:value-type="string">
            <text:p>도착 로비</text:p>
          </table:table-cell>
          <table:table-cell office:value-type="string">
            <text:p>Arrival lobby</text:p>
          </table:table-cell>
          <table:table-cell/>
          <table:table-cell office:value-type="string">
            <text:p>確定</text:p>
          </table:table-cell>
          <table:table-cell office:value-type="string">
            <text:p>확정</text:p>
          </table:table-cell>
          <table:table-cell office:value-type="string">
            <text:p>Confirm</text:p>
          </table:table-cell>
          <table:table-cell/>
          <table:table-cell office:value-type="string">
            <text:p>運行</text:p>
          </table:table-cell>
          <table:table-cell office:value-type="string">
            <text:p>운행</text:p>
          </table:table-cell>
          <table:table-cell office:value-type="string">
            <text:p>Service</text:p>
          </table:table-cell>
        </table:table-row>
        <table:table-row table:style-name="ro1">
          <table:table-cell office:value-type="string">
            <text:p>横断歩道</text:p>
          </table:table-cell>
          <table:table-cell office:value-type="string">
            <text:p>횡단 보도</text:p>
          </table:table-cell>
          <table:table-cell office:value-type="string">
            <text:p>crosswalk</text:p>
          </table:table-cell>
          <table:table-cell/>
          <table:table-cell office:value-type="string">
            <text:p>所定</text:p>
          </table:table-cell>
          <table:table-cell office:value-type="string">
            <text:p>소정</text:p>
          </table:table-cell>
          <table:table-cell office:value-type="string">
            <text:p>Confit rm</text:p>
          </table:table-cell>
          <table:table-cell/>
          <table:table-cell office:value-type="string">
            <text:p>運休</text:p>
          </table:table-cell>
          <table:table-cell office:value-type="string">
            <text:p>운휴</text:p>
          </table:table-cell>
          <table:table-cell office:value-type="string">
            <text:p>Suspended service</text:p>
          </table:table-cell>
        </table:table-row>
        <table:table-row table:style-name="ro1">
          <table:table-cell office:value-type="string">
            <text:p>青い</text:p>
          </table:table-cell>
          <table:table-cell office:value-type="string">
            <text:p>푸른</text:p>
          </table:table-cell>
          <table:table-cell office:value-type="string">
            <text:p>blue</text:p>
          </table:table-cell>
          <table:table-cell/>
          <table:table-cell office:value-type="string">
            <text:p>乗務員</text:p>
          </table:table-cell>
          <table:table-cell office:value-type="string">
            <text:p>승무원</text:p>
          </table:table-cell>
          <table:table-cell office:value-type="string">
            <text:p>crew</text:p>
          </table:table-cell>
          <table:table-cell/>
          <table:table-cell office:value-type="string">
            <text:p>混乗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看板</text:p>
          </table:table-cell>
          <table:table-cell office:value-type="string">
            <text:p>간판</text:p>
          </table:table-cell>
          <table:table-cell office:value-type="string">
            <text:p>Signboard</text:p>
          </table:table-cell>
          <table:table-cell/>
          <table:table-cell office:value-type="string">
            <text:p>直接</text:p>
          </table:table-cell>
          <table:table-cell office:value-type="string">
            <text:p>직접</text:p>
          </table:table-cell>
          <table:table-cell office:value-type="string">
            <text:p>Direct</text:p>
          </table:table-cell>
          <table:table-cell/>
          <table:table-cell office:value-type="string">
            <text:p>残席表示板</text:p>
          </table:table-cell>
          <table:table-cell office:value-type="string">
            <text:p>잔석 표지판</text:p>
          </table:table-cell>
          <table:table-cell office:value-type="string">
            <text:p>Unsold seat display board</text:p>
          </table:table-cell>
        </table:table-row>
        <table:table-row table:style-name="ro1">
          <table:table-cell office:value-type="string">
            <text:p>目印</text:p>
          </table:table-cell>
          <table:table-cell office:value-type="string">
            <text:p>표적</text:p>
          </table:table-cell>
          <table:table-cell office:value-type="string">
            <text:p>Mark</text:p>
          </table:table-cell>
          <table:table-cell/>
          <table:table-cell office:value-type="string">
            <text:p>お支払い</text:p>
          </table:table-cell>
          <table:table-cell office:value-type="string">
            <text:p>지불</text:p>
          </table:table-cell>
          <table:table-cell office:value-type="string">
            <text:p>Payment</text:p>
          </table:table-cell>
          <table:table-cell/>
          <table:table-cell office:value-type="string">
            <text:p>制限</text:p>
          </table:table-cell>
          <table:table-cell office:value-type="string">
            <text:p>제한</text:p>
          </table:table-cell>
          <table:table-cell office:value-type="string">
            <text:p>Limit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インターネット</text:p>
          </table:table-cell>
          <table:table-cell office:value-type="string">
            <text:p>인터넷</text:p>
          </table:table-cell>
          <table:table-cell office:value-type="string">
            <text:p>the internet</text:p>
          </table:table-cell>
          <table:table-cell/>
          <table:table-cell office:value-type="string">
            <text:p>車両</text:p>
          </table:table-cell>
          <table:table-cell office:value-type="string">
            <text:p>차량</text:p>
          </table:table-cell>
          <table:table-cell office:value-type="string">
            <text:p>vehicle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>
            <text:p>インストール</text:p>
          </table:table-cell>
          <table:table-cell office:value-type="string">
            <text:p>설치</text:p>
          </table:table-cell>
          <table:table-cell office:value-type="string">
            <text:p>Installation</text:p>
          </table:table-cell>
          <table:table-cell/>
          <table:table-cell office:value-type="string">
            <text:p>確保</text:p>
          </table:table-cell>
          <table:table-cell office:value-type="string">
            <text:p>확보</text:p>
          </table:table-cell>
          <table:table-cell office:value-type="string">
            <text:p>Ensure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2016/09/27</text:date>, <text:time>15:46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吉田 雄次</meta:initial-creator>
    <meta:creation-date>2016-09-27T09:38:17.73</meta:creation-date>
    <dc:title>Google 翻訳</dc:title>
    <dc:date>2016-09-27T15:46:40.11</dc:date>
    <dc:creator>吉田 雄次</dc:creator>
    <meta:editing-duration>PT17M33S</meta:editing-duration>
    <meta:editing-cycles>1</meta:editing-cycles>
    <meta:document-statistic meta:table-count="3" meta:cell-count="292" meta:object-count="0"/>
    <meta:generator>OpenOffice/4.1.2$Win32 OpenOffice.org_project/412m3$Build-9782</meta:generator>
  </office:meta>
</office:document-meta>
</file>